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9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5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8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9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6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72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73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5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76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77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78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36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8" calcext:value-type="float">
            <text:p>1.180</text:p>
          </table:table-cell>
          <table:table-cell table:style-name="ce2" office:value-type="float" office:value="1.193" calcext:value-type="float">
            <text:p>1.193</text:p>
          </table:table-cell>
          <table:table-cell table:style-name="ce11" office:value-type="percentage" office:value="0.0202" calcext:value-type="percentage">
            <text:p>2.02%</text:p>
          </table:table-cell>
          <table:table-cell table:style-name="ce18" office:value-type="percentage" office:value="-0.0233" calcext:value-type="percentage">
            <text:p>-2.33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54" calcext:value-type="float" table:number-columns-spanned="3" table:number-rows-spanned="1">
            <text:p>1.154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209" calcext:value-type="percentage" table:number-columns-spanned="3" table:number-rows-spanned="1">
            <text:p>2.09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2143" calcext:value-type="percentage" table:number-columns-spanned="1" table:number-rows-spanned="2">
            <text:p>21.43%</text:p>
          </table:table-cell>
          <table:table-cell table:style-name="ce15" office:value-type="string" calcext:value-type="string">
            <text:p>北京君正</text:p>
          </table:table-cell>
          <table:table-cell office:value-type="percentage" office:value="0.1488" calcext:value-type="percentage">
            <text:p>14.88%</text:p>
          </table:table-cell>
          <table:table-cell table:style-name="ce22" office:value-type="float" office:value="28.071" calcext:value-type="float">
            <text:p>28.071</text:p>
          </table:table-cell>
          <table:table-cell table:style-name="ce22" office:value-type="float" office:value="36.35" calcext:value-type="float">
            <text:p>36.350</text:p>
          </table:table-cell>
          <table:table-cell office:value-type="percentage" office:value="0.089" calcext:value-type="percentage">
            <text:p>8.90%</text:p>
          </table:table-cell>
          <table:table-cell table:style-name="ce44" table:formula="of:=[.F6]/[.E6]-1.0014" office:value-type="percentage" office:value="0.293530711410352" calcext:value-type="percentage">
            <text:p>29.35%</text:p>
          </table:table-cell>
        </table:table-row>
        <table:table-row table:style-name="ro1">
          <table:covered-table-cell table:number-columns-repeated="2"/>
          <table:table-cell table:style-name="ce15" office:value-type="string" calcext:value-type="string">
            <text:p>大族激光</text:p>
          </table:table-cell>
          <table:table-cell office:value-type="percentage" office:value="0.0655" calcext:value-type="percentage">
            <text:p>6.55%</text:p>
          </table:table-cell>
          <table:table-cell table:style-name="ce22" office:value-type="float" office:value="36.819" calcext:value-type="float">
            <text:p>36.819</text:p>
          </table:table-cell>
          <table:table-cell table:style-name="ce22" office:value-type="float" office:value="40" calcext:value-type="float">
            <text:p>40.000</text:p>
          </table:table-cell>
          <table:table-cell office:value-type="percentage" office:value="0.0301" calcext:value-type="percentage">
            <text:p>3.01%</text:p>
          </table:table-cell>
          <table:table-cell table:style-name="ce49" table:formula="of:=[.F7]/[.E7]-1.0014" office:value-type="percentage" office:value="0.0849956109617316" calcext:value-type="percentage">
            <text:p>8.50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2019" calcext:value-type="percentage" table:number-columns-spanned="1" table:number-rows-spanned="3">
            <text:p>20.19%</text:p>
          </table:table-cell>
          <table:table-cell table:style-name="ce15" office:value-type="string" calcext:value-type="string">
            <text:p>兴业银行</text:p>
          </table:table-cell>
          <table:table-cell office:value-type="percentage" office:value="0.0828" calcext:value-type="percentage">
            <text:p>8.28%</text:p>
          </table:table-cell>
          <table:table-cell table:style-name="ce22" office:value-type="float" office:value="16.896" calcext:value-type="float">
            <text:p>16.896</text:p>
          </table:table-cell>
          <table:table-cell table:style-name="ce22" office:value-type="float" office:value="17.45" calcext:value-type="float">
            <text:p>17.450</text:p>
          </table:table-cell>
          <table:table-cell office:value-type="percentage" office:value="-0.004" calcext:value-type="percentage">
            <text:p>-0.40%</text:p>
          </table:table-cell>
          <table:table-cell table:style-name="ce35" table:formula="of:=[.F8]/[.E8]-1.0014" office:value-type="percentage" office:value="0.0313888257575756" calcext:value-type="percentage">
            <text:p>3.14%</text:p>
          </table:table-cell>
        </table:table-row>
        <table:table-row table:style-name="ro1">
          <table:covered-table-cell table:style-name="ce4"/>
          <table:covered-table-cell table:style-name="ce8"/>
          <table:table-cell table:style-name="ce15" office:value-type="string" calcext:value-type="string">
            <text:p>民生银行</text:p>
          </table:table-cell>
          <table:table-cell office:value-type="percentage" office:value="0.0815" calcext:value-type="percentage">
            <text:p>8.15%</text:p>
          </table:table-cell>
          <table:table-cell table:style-name="ce22" office:value-type="float" office:value="8.702" calcext:value-type="float">
            <text:p>8.702</text:p>
          </table:table-cell>
          <table:table-cell table:style-name="ce22" office:value-type="float" office:value="8.3" calcext:value-type="float">
            <text:p>8.300</text:p>
          </table:table-cell>
          <table:table-cell office:value-type="percentage" office:value="-0.0084" calcext:value-type="percentage">
            <text:p>-0.84%</text:p>
          </table:table-cell>
          <table:table-cell table:style-name="ce38" table:formula="of:=[.F9]/[.E9]-1.0014" office:value-type="percentage" office:value="-0.0475962767179958" calcext:value-type="percentage">
            <text:p>-4.76%</text:p>
          </table:table-cell>
        </table:table-row>
        <table:table-row table:style-name="ro1">
          <table:covered-table-cell table:style-name="ce4"/>
          <table:covered-table-cell table:style-name="ce8"/>
          <table:table-cell table:style-name="ce15" office:value-type="string" calcext:value-type="string">
            <text:p>平安银行</text:p>
          </table:table-cell>
          <table:table-cell office:value-type="percentage" office:value="0.0376" calcext:value-type="percentage">
            <text:p>3.76%</text:p>
          </table:table-cell>
          <table:table-cell table:style-name="ce22" office:value-type="float" office:value="10.273" calcext:value-type="float">
            <text:p>10.273</text:p>
          </table:table-cell>
          <table:table-cell table:style-name="ce22" office:value-type="float" office:value="11.49" calcext:value-type="float">
            <text:p>11.490</text:p>
          </table:table-cell>
          <table:table-cell office:value-type="percentage" office:value="0.025" calcext:value-type="percentage">
            <text:p>2.50%</text:p>
          </table:table-cell>
          <table:table-cell table:style-name="ce39" table:formula="of:=[.F10]/[.E10]-1.0014" office:value-type="percentage" office:value="0.117065881436776" calcext:value-type="percentage">
            <text:p>11.71%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917" calcext:value-type="percentage">
            <text:p>9.17%</text:p>
          </table:table-cell>
          <table:table-cell table:style-name="ce15" office:value-type="string" calcext:value-type="string">
            <text:p>白云机场</text:p>
          </table:table-cell>
          <table:table-cell office:value-type="percentage" office:value="0.0917" calcext:value-type="percentage">
            <text:p>9.17%</text:p>
          </table:table-cell>
          <table:table-cell table:style-name="ce22" office:value-type="float" office:value="12.974" calcext:value-type="float">
            <text:p>12.974</text:p>
          </table:table-cell>
          <table:table-cell table:style-name="ce22" office:value-type="float" office:value="13.67" calcext:value-type="float">
            <text:p>13.670</text:p>
          </table:table-cell>
          <table:table-cell office:value-type="percentage" office:value="0.0217" calcext:value-type="percentage">
            <text:p>2.17%</text:p>
          </table:table-cell>
          <table:table-cell table:style-name="ce54" table:formula="of:=[.F11]/[.E11]-1.0014" office:value-type="percentage" office:value="0.0522457530445506" calcext:value-type="percentage">
            <text:p>5.22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901" calcext:value-type="percentage">
            <text:p>9.01%</text:p>
          </table:table-cell>
          <table:table-cell table:style-name="ce15" office:value-type="string" calcext:value-type="string">
            <text:p>中国平安</text:p>
          </table:table-cell>
          <table:table-cell office:value-type="percentage" office:value="0.0901" calcext:value-type="percentage">
            <text:p>9.01%</text:p>
          </table:table-cell>
          <table:table-cell table:style-name="ce22" office:value-type="float" office:value="51.664" calcext:value-type="float">
            <text:p>51.664</text:p>
          </table:table-cell>
          <table:table-cell table:style-name="ce22" office:value-type="float" office:value="55.02" calcext:value-type="float">
            <text:p>55.020</text:p>
          </table:table-cell>
          <table:table-cell office:value-type="percentage" office:value="-0.0117" calcext:value-type="percentage">
            <text:p>-1.17%</text:p>
          </table:table-cell>
          <table:table-cell table:style-name="ce56" table:formula="of:=[.F12]/[.E12]-1.0014" office:value-type="percentage" office:value="0.0635581913905234" calcext:value-type="percentage">
            <text:p>6.36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522" calcext:value-type="percentage" table:number-columns-spanned="1" table:number-rows-spanned="2">
            <text:p>5.22%</text:p>
          </table:table-cell>
          <table:table-cell table:style-name="ce15" office:value-type="string" calcext:value-type="string">
            <text:p>新华医疗</text:p>
          </table:table-cell>
          <table:table-cell office:value-type="percentage" office:value="0.03" calcext:value-type="percentage">
            <text:p>3.00%</text:p>
          </table:table-cell>
          <table:table-cell table:style-name="ce22" office:value-type="float" office:value="20.27" calcext:value-type="float">
            <text:p>20.270</text:p>
          </table:table-cell>
          <table:table-cell table:style-name="ce22" office:value-type="float" office:value="18.35" calcext:value-type="float">
            <text:p>18.350</text:p>
          </table:table-cell>
          <table:table-cell office:value-type="percentage" office:value="0.0269" calcext:value-type="percentage">
            <text:p>2.69%</text:p>
          </table:table-cell>
          <table:table-cell table:style-name="ce57" table:formula="of:=[.F13]/[.E13]-1.0014" office:value-type="percentage" office:value="-0.0961212629501726" calcext:value-type="percentage">
            <text:p>-9.61%</text:p>
          </table:table-cell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text:p>千金药业</text:p>
          </table:table-cell>
          <table:table-cell office:value-type="percentage" office:value="0.0222" calcext:value-type="percentage">
            <text:p>2.22%</text:p>
          </table:table-cell>
          <table:table-cell table:style-name="ce22" office:value-type="float" office:value="15.087" calcext:value-type="float">
            <text:p>15.087</text:p>
          </table:table-cell>
          <table:table-cell table:style-name="ce22" office:value-type="float" office:value="13.55" calcext:value-type="float">
            <text:p>13.550</text:p>
          </table:table-cell>
          <table:table-cell office:value-type="percentage" office:value="0.0037" calcext:value-type="percentage">
            <text:p>0.37%</text:p>
          </table:table-cell>
          <table:table-cell table:style-name="ce60" table:formula="of:=[.F14]/[.E14]-1.0014" office:value-type="percentage" office:value="-0.103275787101478" calcext:value-type="percentage">
            <text:p>-10.33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85" calcext:value-type="percentage">
            <text:p>2.85%</text:p>
          </table:table-cell>
          <table:table-cell table:style-name="ce15" office:value-type="string" calcext:value-type="string">
            <text:p>东方财富</text:p>
          </table:table-cell>
          <table:table-cell office:value-type="percentage" office:value="0.0285" calcext:value-type="percentage">
            <text:p>2.85%</text:p>
          </table:table-cell>
          <table:table-cell table:style-name="ce22" office:value-type="float" office:value="14.784" calcext:value-type="float">
            <text:p>14.784</text:p>
          </table:table-cell>
          <table:table-cell table:style-name="ce22" office:value-type="float" office:value="14.53" calcext:value-type="float">
            <text:p>14.530</text:p>
          </table:table-cell>
          <table:table-cell office:value-type="percentage" office:value="-0.0485" calcext:value-type="percentage">
            <text:p>-4.85%</text:p>
          </table:table-cell>
          <table:table-cell table:style-name="ce63" table:formula="of:=[.F15]/[.E15]-1.0014" office:value-type="percentage" office:value="-0.0185807359307361" calcext:value-type="percentage">
            <text:p>-1.86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51" calcext:value-type="percentage">
            <text:p>2.51%</text:p>
          </table:table-cell>
          <table:table-cell table:style-name="ce15" office:value-type="string" calcext:value-type="string">
            <text:p>东土科技</text:p>
          </table:table-cell>
          <table:table-cell office:value-type="percentage" office:value="0.0251" calcext:value-type="percentage">
            <text:p>2.51%</text:p>
          </table:table-cell>
          <table:table-cell table:style-name="ce22" office:value-type="float" office:value="13.705" calcext:value-type="float">
            <text:p>13.705</text:p>
          </table:table-cell>
          <table:table-cell table:style-name="ce22" office:value-type="float" office:value="15.31" calcext:value-type="float">
            <text:p>15.310</text:p>
          </table:table-cell>
          <table:table-cell office:value-type="percentage" office:value="0.0691" calcext:value-type="percentage">
            <text:p>6.91%</text:p>
          </table:table-cell>
          <table:table-cell table:style-name="ce68" table:formula="of:=[.F16]/[.E16]-1.0014" office:value-type="percentage" office:value="0.115710543597227" calcext:value-type="percentage">
            <text:p>11.57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355" calcext:value-type="float" table:number-columns-spanned="3" table:number-rows-spanned="1">
            <text:p>1.35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306" calcext:value-type="percentage" table:number-columns-spanned="3" table:number-rows-spanned="1">
            <text:p>3.06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641" calcext:value-type="percentage">
            <text:p>6.41%</text:p>
          </table:table-cell>
          <table:table-cell office:value-type="string" calcext:value-type="string">
            <text:p>陌陌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36.0063" calcext:value-type="float">
            <text:p>36.0063</text:p>
          </table:table-cell>
          <table:table-cell office:value-type="float" office:value="37.8" calcext:value-type="float">
            <text:p>37.8000</text:p>
          </table:table-cell>
          <table:table-cell office:value-type="percentage" office:value="-0.0128" calcext:value-type="percentage">
            <text:p>-1.28%</text:p>
          </table:table-cell>
          <table:table-cell table:style-name="ce69" table:formula="of:=[.F20]/[.E20]-1.0014" office:value-type="percentage" office:value="0.0484162821506233" calcext:value-type="percentage">
            <text:p>4.84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9" calcext:value-type="percentage">
            <text:p>4.90%</text:p>
          </table:table-cell>
          <table:table-cell office:value-type="string" calcext:value-type="string">
            <text:p><text:s/>赫兹租车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17.808" calcext:value-type="float">
            <text:p>17.8080</text:p>
          </table:table-cell>
          <table:table-cell office:value-type="float" office:value="23.1" calcext:value-type="float">
            <text:p>23.1000</text:p>
          </table:table-cell>
          <table:table-cell office:value-type="percentage" office:value="0.1176" calcext:value-type="percentage">
            <text:p>11.76%</text:p>
          </table:table-cell>
          <table:table-cell table:style-name="ce70" table:formula="of:=[.F21]/[.E21]-1.0014" office:value-type="percentage" office:value="0.295769811320755" calcext:value-type="percentage">
            <text:p>29.58%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433" calcext:value-type="percentage">
            <text:p>4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14.2672" calcext:value-type="float">
            <text:p>14.2672</text:p>
          </table:table-cell>
          <table:table-cell office:value-type="float" office:value="15.96" calcext:value-type="float">
            <text:p>15.9600</text:p>
          </table:table-cell>
          <table:table-cell office:value-type="percentage" office:value="0.0445" calcext:value-type="percentage">
            <text:p>4.45%</text:p>
          </table:table-cell>
          <table:table-cell table:style-name="ce72" table:formula="of:=[.F22]/[.E22]-1.0014" office:value-type="percentage" office:value="0.117249770102052" calcext:value-type="percentage">
            <text:p>11.72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358" calcext:value-type="percentage" table:number-columns-spanned="1" table:number-rows-spanned="2">
            <text:p>3.58%</text:p>
          </table:table-cell>
          <table:table-cell office:value-type="string" calcext:value-type="string">
            <text:p>阿里巴巴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42.5909" calcext:value-type="float">
            <text:p>142.5909</text:p>
          </table:table-cell>
          <table:table-cell office:value-type="float" office:value="169.15" calcext:value-type="float">
            <text:p>169.1500</text:p>
          </table:table-cell>
          <table:table-cell office:value-type="percentage" office:value="-0.0119" calcext:value-type="percentage">
            <text:p>-1.19%</text:p>
          </table:table-cell>
          <table:table-cell table:style-name="ce73" table:formula="of:=[.F23]/[.E23]-1.0014" office:value-type="percentage" office:value="0.184860834316916" calcext:value-type="percentage">
            <text:p>18.49%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聚美优品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2.16" calcext:value-type="float">
            <text:p>2.1600</text:p>
          </table:table-cell>
          <table:table-cell office:value-type="float" office:value="3.04" calcext:value-type="float">
            <text:p>3.0400</text:p>
          </table:table-cell>
          <table:table-cell office:value-type="percentage" office:value="-0.0818" calcext:value-type="percentage">
            <text:p>-8.18%</text:p>
          </table:table-cell>
          <table:table-cell table:style-name="ce74" table:formula="of:=[.F24]/[.E24]-1.0014" office:value-type="percentage" office:value="0.406007407407407" calcext:value-type="percentage">
            <text:p>40.60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table:style-name="ce11" office:value-type="percentage" office:value="0.0344" calcext:value-type="percentage">
            <text:p>3.44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44" calcext:value-type="percentage">
            <text:p>3.44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25.32" calcext:value-type="float">
            <text:p>25.3200</text:p>
          </table:table-cell>
          <table:table-cell office:value-type="percentage" office:value="0.1118" calcext:value-type="percentage">
            <text:p>11.18%</text:p>
          </table:table-cell>
          <table:table-cell table:style-name="ce75" table:formula="of:=[.F25]/[.E25]-1.0014" office:value-type="percentage" office:value="0.204894455904983" calcext:value-type="percentage">
            <text:p>20.49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331" calcext:value-type="percentage">
            <text:p>3.31%</text:p>
          </table:table-cell>
          <table:table-cell office:value-type="string" calcext:value-type="string">
            <text:p>晶科能源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26.1" calcext:value-type="float">
            <text:p>26.1000</text:p>
          </table:table-cell>
          <table:table-cell office:value-type="float" office:value="28.35" calcext:value-type="float">
            <text:p>28.3500</text:p>
          </table:table-cell>
          <table:table-cell office:value-type="percentage" office:value="-0.0081" calcext:value-type="percentage">
            <text:p>-0.81%</text:p>
          </table:table-cell>
          <table:table-cell table:style-name="ce76" table:formula="of:=[.F26]/[.E26]-1.0014" office:value-type="percentage" office:value="0.0848068965517241" calcext:value-type="percentage">
            <text:p>8.48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313" calcext:value-type="percentage">
            <text:p>3.13%</text:p>
          </table:table-cell>
          <table:table-cell office:value-type="string" calcext:value-type="string">
            <text:p>中国太平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23.5456" calcext:value-type="float">
            <text:p>23.5456</text:p>
          </table:table-cell>
          <table:table-cell office:value-type="float" office:value="23.03" calcext:value-type="float">
            <text:p>23.0300</text:p>
          </table:table-cell>
          <table:table-cell office:value-type="percentage" office:value="-0.0254" calcext:value-type="percentage">
            <text:p>-2.54%</text:p>
          </table:table-cell>
          <table:table-cell table:style-name="ce77" table:formula="of:=[.F27]/[.E27]-1.0014" office:value-type="percentage" office:value="-0.0232979342212558" calcext:value-type="percentage">
            <text:p>-2.33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197" calcext:value-type="percentage">
            <text:p>1.97%</text:p>
          </table:table-cell>
          <table:table-cell office:value-type="string" calcext:value-type="string">
            <text:p>Facebook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54.1467" calcext:value-type="float">
            <text:p>154.1467</text:p>
          </table:table-cell>
          <table:table-cell office:value-type="float" office:value="170.9" calcext:value-type="float">
            <text:p>170.9000</text:p>
          </table:table-cell>
          <table:table-cell office:value-type="percentage" office:value="-0.0062" calcext:value-type="percentage">
            <text:p>-0.62%</text:p>
          </table:table-cell>
          <table:table-cell table:style-name="ce78" table:formula="of:=[.F28]/[.E28]-1.0014" office:value-type="percentage" office:value="0.107284130117609" calcext:value-type="percentage">
            <text:p>10.73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/>
          <table:covered-table-cell table:style-name="ce10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23" office:value-type="float" office:value="1.181" calcext:value-type="float">
            <text:p>1.181</text:p>
          </table:table-cell>
          <table:table-cell table:style-name="Default" office:value-type="float" office:value="1.3" calcext:value-type="float">
            <text:p>1.3</text:p>
          </table:table-cell>
          <table:table-cell table:formula="of:=[.C31]/[.B31]-1" office:value-type="percentage" office:value="0.100762066045724" calcext:value-type="percentage">
            <text:p>10.08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23" office:value-type="float" office:value="1.111" calcext:value-type="float">
            <text:p>1.111</text:p>
          </table:table-cell>
          <table:table-cell table:style-name="Default" office:value-type="float" office:value="1.126" calcext:value-type="float">
            <text:p>1.126</text:p>
          </table:table-cell>
          <table:table-cell table:formula="of:=[.C32]/[.B32]-1" office:value-type="percentage" office:value="0.0135013501350134" calcext:value-type="percentage">
            <text:p>1.3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5:30:44.178065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9-10T16:03:19.828247322</dc:date>
    <meta:editing-duration>PT2H48M56S</meta:editing-duration>
    <meta:editing-cycles>39</meta:editing-cycles>
    <meta:generator>LibreOffice/5.3.1.2$Linux_X86_64 LibreOffice_project/30m0$Build-2</meta:generator>
    <meta:document-statistic meta:table-count="1" meta:cell-count="221" meta:object-count="0"/>
  </office:meta>
</office:document-meta>
</file>